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1" svg:font-family="Cambria"/>
    <style:font-face style:name="Mangal1" svg:font-family="Mangal"/>
    <style:font-face style:name="Cambria2" svg:font-family="Cambria" style:font-family-generic="roman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7.9896in" fo:margin-left="0in" fo:margin-right="0.0104in" table:align="margins" style:writing-mode="lr-tb"/>
    </style:style>
    <style:style style:name="Table1.A" style:family="table-column">
      <style:table-column-properties style:column-width="1.2368in" style:rel-column-width="10143*"/>
    </style:style>
    <style:style style:name="Table1.B" style:family="table-column">
      <style:table-column-properties style:column-width="1.9729in" style:rel-column-width="16184*"/>
    </style:style>
    <style:style style:name="Table1.C" style:family="table-column">
      <style:table-column-properties style:column-width="4.7799in" style:rel-column-width="39208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B1" style:family="table-cell">
      <style:table-cell-properties fo:padding-left="0.075in" fo:padding-right="0.075in" fo:padding-top="0in" fo:padding-bottom="0in" fo:border-left="0.0069in solid #00000a" fo:border-right="none" fo:border-top="0.0069in solid #00000a" fo:border-bottom="0.0069in solid #00000a"/>
    </style:style>
    <style:style style:name="Table1.C1" style:family="table-cell">
      <style:table-cell-properties fo:padding-left="0.075in" fo:padding-right="0.075in" fo:padding-top="0in" fo:padding-bottom="0in" fo:border-left="0.0069in solid #00000a" fo:border-right="none" fo:border-top="none" fo:border-bottom="none"/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5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7" style:family="paragraph" style:parent-style-name="Text_20_body">
      <style:paragraph-properties fo:margin-top="0in" fo:margin-bottom="0in" fo:line-height="100%" style:writing-mode="lr-tb"/>
    </style:style>
    <style:style style:name="P8" style:family="paragraph" style:parent-style-name="Text_20_body">
      <style:paragraph-properties fo:margin-top="0in" fo:margin-bottom="0in" fo:line-height="100%" style:writing-mode="lr-tb"/>
      <style:text-properties style:font-name="Cambria2" fo:font-size="9pt" style:font-size-asian="9pt" style:font-size-complex="9pt"/>
    </style:style>
    <style:style style:name="P9" style:family="paragraph" style:parent-style-name="Text_20_body" style:master-page-name="Standard">
      <style:paragraph-properties fo:text-align="center" style:justify-single-word="false" style:page-number="auto"/>
      <style:text-properties fo:font-variant="normal" fo:text-transform="none" fo:color="#000000" style:text-line-through-style="none" style:font-name="Cambria1" fo:font-size="24pt" fo:font-style="normal" style:text-underline-style="none" fo:font-weight="normal" style:text-blinking="false" fo:background-color="transparent" style:font-size-asian="24pt" style:font-size-complex="24pt"/>
    </style:style>
    <style:style style:name="P10" style:family="paragraph" style:parent-style-name="Text_20_body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Cambria2" fo:font-size="9pt" fo:font-style="normal" style:text-underline-style="none" fo:font-weight="normal" style:text-blinking="false" fo:background-color="transparent" style:font-size-asian="9pt" style:font-size-complex="9pt"/>
    </style:style>
    <style:style style:name="P11" style:family="paragraph" style:parent-style-name="Text_20_body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Cambria1" fo:font-size="9pt" fo:font-style="normal" style:text-underline-style="none" fo:font-weight="normal" style:text-blinking="false" fo:background-color="transparent"/>
    </style:style>
    <style:style style:name="P12" style:family="paragraph" style:parent-style-name="Standard">
      <style:paragraph-properties fo:text-align="center" style:justify-single-word="false"/>
      <style:text-properties fo:font-size="8pt" fo:font-weight="bold" style:font-size-asian="8pt" style:font-weight-asian="bold" style:font-size-complex="8pt"/>
    </style:style>
    <style:style style:name="P13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4" style:family="paragraph" style:parent-style-name="Standard">
      <style:text-properties fo:font-variant="normal" fo:text-transform="none" fo:color="#000000" style:font-name="Cambria2" fo:font-size="9pt" fo:letter-spacing="normal" fo:font-style="normal" fo:font-weight="normal" style:font-size-asian="9pt" style:font-size-complex="9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Cambria2" fo:font-size="9pt" fo:font-style="normal" style:text-underline-style="none" fo:font-weight="normal" style:text-blinking="false" fo:background-color="transparent" style:font-size-asian="9pt" style:font-size-complex="9pt"/>
    </style:style>
    <style:style style:name="T3" style:family="text">
      <style:text-properties fo:font-variant="normal" fo:text-transform="none" fo:color="#000000" style:text-line-through-style="none" style:font-name="Cambria2" fo:font-size="9pt" style:text-underline-style="none" fo:font-weight="normal" style:text-blinking="false" fo:background-color="transparent" style:font-size-asian="9pt" style:font-size-complex="9pt"/>
    </style:style>
    <style:style style:name="T4" style:family="text">
      <style:text-properties fo:font-variant="normal" fo:text-transform="none" fo:color="#000000" style:font-name="Cambria2" fo:font-size="9pt" fo:letter-spacing="normal" fo:font-style="normal" fo:font-weight="normal" style:font-size-asian="9pt" style:font-size-complex="9pt"/>
    </style:style>
    <style:style style:name="T5" style:family="text">
      <style:text-properties fo:font-variant="normal" fo:text-transform="none" fo:color="#1155cc" style:text-line-through-style="none" style:font-name="Cambria2" fo:font-size="9pt" fo:font-style="normal" style:text-underline-style="solid" style:text-underline-width="auto" style:text-underline-color="font-color" fo:font-weight="normal" style:text-blinking="false" fo:background-color="transparent" style:font-size-asian="9pt" style:font-size-complex="9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style:font-name="Cambria2" fo:font-size="9pt" fo:font-weight="normal" style:font-size-asian="9pt" style:font-weight-asian="normal" style:font-size-complex="9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.3335in" svg:y="3.9091in" svg:width="5.3437in" svg:height="2.9866in" draw:z-index="0">
        <draw:image xlink:href="https://lh3.googleusercontent.com/0C1Vk_VqyE78NP84lQplEX-GJY4iAOycX24mVptQKJQkvw5LkgUkUy82de5EZlWmSuO9Tb3fxR8LG_2EZBkim0PCYJQr3Wf7efL-J1ARNK9aOljH2Hee8oT_-1s" xlink:type="simple" xlink:show="embed" xlink:actuate="onLoad"/>
      </draw:frame>
      <text:p text:style-name="P9"><text:bookmark text:name="docs-internal-guid-10ae6821-3164-a596-9f3b-95d05e7f9bbf"/>EM4100 (and beyond) RFID Tag Kit</text:p>
      <text:p text:style-name="P7"><text:span text:style-name="T2">This kit contains everything needed to build a low frequency EM4100 compatible RFID transponder tag based on a PIC microcontroller. <text:s/>All of the software and documentation can be found on github: </text:span><text:a xlink:type="simple" xlink:href="https://github.com/kbembedded/DC21-darknet-RFID"><text:span text:style-name="T5">https://github.com/kbembedded/DC21-darknet-RFID</text:span></text:a><text:span text:style-name="T3"> </text:span></text:p>
      <text:p text:style-name="P8"><text:span text:style-name="T1">Software (as of July 30th 2013) only supports an EM4100 standard, however it is planned to implement EM4150/EM4450 read/write compatibility. <text:s text:c="2"/>The hardware is already in place to support both of these modes as well as future fun shenanigans. <text:s/>The PIC12F683 in this kit is pre-programmed and will work out of the box. <text:s/>If there are any issues, please ask for help in the HHV or email </text:span><text:a xlink:type="simple" xlink:href="mailto:support@kbembedded.com">support@kbembedded.com</text:a><text:span text:style-name="T1"> </text:span></text:p>
      <text:p text:style-name="P10">You may notice an interesting theming of the PCB, this device was intended for use in the Darknet game running in the HHV over DC21; however lack of write support basically killed any quest trees for RFID. <text:s/>But go check out the game anyway, it is a blast.</text:p>
      <text:p text:style-name="P11"/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Label</text:p>
          </table:table-cell>
          <table:table-cell table:style-name="Table1.B1" office:value-type="string">
            <text:p text:style-name="P12">Description</text:p>
          </table:table-cell>
          <table:table-cell table:style-name="Table1.C1" office:value-type="string">
            <text:p text:style-name="P4">If there are any missing parts, talk to someone in the HHV, or email</text:p>
          </table:table-cell>
        </table:table-row>
        <table:table-row table:style-name="Table1.1">
          <table:table-cell table:style-name="Table1.A1" office:value-type="string">
            <text:p text:style-name="P2">U1</text:p>
          </table:table-cell>
          <table:table-cell table:style-name="Table1.B1" office:value-type="string">
            <text:p text:style-name="P1">PIC12F683</text:p>
          </table:table-cell>
          <table:table-cell table:style-name="Table1.C1" office:value-type="string">
            <text:p text:style-name="P1"><text:a xlink:type="simple" xlink:href="mailto:support@kbembedded.com"><text:span text:style-name="T6">support@kbembedded.com</text:span></text:a><text:span text:style-name="T6"> and indicate the parts that are missing as </text:span></text:p>
          </table:table-cell>
        </table:table-row>
        <table:table-row table:style-name="Table1.1">
          <table:table-cell table:style-name="Table1.A1" office:value-type="string">
            <text:p text:style-name="P2">R1</text:p>
          </table:table-cell>
          <table:table-cell table:style-name="Table1.B1" office:value-type="string">
            <text:p text:style-name="P1">100ohm</text:p>
          </table:table-cell>
          <table:table-cell table:style-name="Table1.C1" office:value-type="string">
            <text:p text:style-name="P3">well as a mailing address to send replacement parts.</text:p>
          </table:table-cell>
        </table:table-row>
        <table:table-row table:style-name="Table1.1">
          <table:table-cell table:style-name="Table1.A1" office:value-type="string">
            <text:p text:style-name="P2">R2</text:p>
          </table:table-cell>
          <table:table-cell table:style-name="Table1.B1" office:value-type="string">
            <text:p text:style-name="P1">33kOhm</text:p>
          </table:table-cell>
          <table:table-cell table:style-name="Table1.C1" office:value-type="string">
            <text:p text:style-name="P5">Notes about assembly:</text:p>
          </table:table-cell>
        </table:table-row>
        <table:table-row table:style-name="Table1.1">
          <table:table-cell table:style-name="Table1.A1" office:value-type="string">
            <text:p text:style-name="P2">D1, D2, D3, D4</text:p>
          </table:table-cell>
          <table:table-cell table:style-name="Table1.B1" office:value-type="string">
            <text:p text:style-name="P1">Schottky Diode</text:p>
          </table:table-cell>
          <table:table-cell table:style-name="Table1.C1" office:value-type="string">
            <text:p text:style-name="P3">U1, D1, D2, D3, D4, D5, D6, and C5 have a specific orientation</text:p>
          </table:table-cell>
        </table:table-row>
        <table:table-row table:style-name="Table1.1">
          <table:table-cell table:style-name="Table1.A1" office:value-type="string">
            <text:p text:style-name="P2">D5</text:p>
          </table:table-cell>
          <table:table-cell table:style-name="Table1.B1" office:value-type="string">
            <text:p text:style-name="P1">5.1V Zener Diode</text:p>
          </table:table-cell>
          <table:table-cell table:style-name="Table1.C1" office:value-type="string">
            <text:p text:style-name="P3"><text:s text:c="4"/>U1 has a dimple to mark pin 1, line up with the “U1” name on the PCB</text:p>
          </table:table-cell>
        </table:table-row>
        <table:table-row table:style-name="Table1.1">
          <table:table-cell table:style-name="Table1.A1" office:value-type="string">
            <text:p text:style-name="P2">D6</text:p>
          </table:table-cell>
          <table:table-cell table:style-name="Table1.B1" office:value-type="string">
            <text:p text:style-name="P1">1N4148 Signal Diode</text:p>
          </table:table-cell>
          <table:table-cell table:style-name="Table1.C1" office:value-type="string">
            <text:p text:style-name="P3"><text:s text:c="4"/>D1-D6 match up stripe on the diode with stripe on the PCB</text:p>
          </table:table-cell>
        </table:table-row>
        <table:table-row table:style-name="Table1.1">
          <table:table-cell table:style-name="Table1.A1" office:value-type="string">
            <text:p text:style-name="P2">C1, C4</text:p>
          </table:table-cell>
          <table:table-cell table:style-name="Table1.B1" office:value-type="string">
            <text:p text:style-name="P1">10nF Ceramic Capacitor</text:p>
          </table:table-cell>
          <table:table-cell table:style-name="Table1.C1" office:value-type="string">
            <text:p text:style-name="P3"><text:s text:c="4"/>C5 has a white stripe on the side, this is negative (cathode)</text:p>
          </table:table-cell>
        </table:table-row>
        <table:table-row table:style-name="Table1.1">
          <table:table-cell table:style-name="Table1.A1" office:value-type="string">
            <text:p text:style-name="P2">C2, C3</text:p>
          </table:table-cell>
          <table:table-cell table:style-name="Table1.B1" office:value-type="string">
            <text:p text:style-name="P1">1nF Ceramic Capacitor</text:p>
          </table:table-cell>
          <table:table-cell table:style-name="Table1.C1" office:value-type="string">
            <text:p text:style-name="P3"><text:s text:c="8"/>The stripe must be opposite the “+” symbol on the PCB!</text:p>
          </table:table-cell>
        </table:table-row>
        <table:table-row table:style-name="Table1.1">
          <table:table-cell table:style-name="Table1.A1" office:value-type="string">
            <text:p text:style-name="P2">C5</text:p>
          </table:table-cell>
          <table:table-cell table:style-name="Table1.B1" office:value-type="string">
            <text:p text:style-name="P1">100uF Electrolytic Capacitor</text:p>
          </table:table-cell>
          <table:table-cell table:style-name="Table1.C1" office:value-type="string">
            <text:p text:style-name="P3">D5 and D6 look very similar, take careful note of their differences</text:p>
          </table:table-cell>
        </table:table-row>
        <table:table-row table:style-name="Table1.1">
          <table:table-cell table:style-name="Table1.A1" office:value-type="string">
            <text:p text:style-name="P2">J1</text:p>
          </table:table-cell>
          <table:table-cell table:style-name="Table1.B1" office:value-type="string">
            <text:p text:style-name="P1">6-pin Header (optional)</text:p>
          </table:table-cell>
          <table:table-cell table:style-name="Table1.C1" office:value-type="string">
            <text:p text:style-name="P3"><text:s text:c="4"/>D5 will have “5V1” stamped on the side of it</text:p>
          </table:table-cell>
        </table:table-row>
        <table:table-row table:style-name="Table1.1">
          <table:table-cell table:style-name="Table1.A1" office:value-type="string">
            <text:p text:style-name="P2">L1</text:p>
          </table:table-cell>
          <table:table-cell table:style-name="Table1.B1" office:value-type="string">
            <text:p text:style-name="P1">162uH Inductor/antenna</text:p>
          </table:table-cell>
          <table:table-cell table:style-name="Table1.C1" office:value-type="string">
            <text:p text:style-name="P3">L1 is optional and is a PICkit2/3 programming header, not needed for basic function</text:p>
          </table:table-cell>
        </table:table-row>
      </table:table>
      <text:p text:style-name="P5">Building L1:</text:p>
      <text:p text:style-name="P6">In the kit is ~5m of 40ga wire wrapped around a thread bobbin. <text:s/>Part of the assembly fun is rolling your own antenna coil. <text:s/>This antenna needs to be tuned to 125kHz. <text:s/>The bobbin CANNOT be used as a core to wrap the antenna around, it is too small. <text:s/>In order to ensure the highest energy transfer with most RFID readers, the loop radius should to be between 17.5mm and 30mm.</text:p>
      <text:p text:style-name="P6"/>
      <text:p text:style-name="P6">LC resonant frequency in Hz = (1/(2*π*sqrt(L*C))) <text:s/>Plugging in 162uH and 10nF gives a frequency of 125,107Hz. <text:s/>While this is not exact, it is close enough for us, transponders and transceivers operate within 100kHz-150kHz</text:p>
      <text:p text:style-name="P6"/>
      <text:p text:style-name="P6">Now the fun part, calculate circular loop inductance:</text:p>
      <text:p text:style-name="P6"><draw:frame draw:style-name="fr2" draw:name="graphics2" text:anchor-type="as-char" svg:width="2.0626in" svg:height="0.4374in" draw:z-index="1"><draw:image xlink:href="http://www.technick.net/images/util_inductance/util_inductance_circle_formula.gif" xlink:type="simple" xlink:show="embed" xlink:actuate="onLoad"/></draw:frame></text:p>
      <text:p text:style-name="P6">Where:</text:p>
      <text:p text:style-name="P6">Lcircle is the desired inductance in Henrys</text:p>
      <text:p text:style-name="P6">N is number of turns</text:p>
      <text:p text:style-name="P6">R is radius of circle in meters</text:p>
      <text:p text:style-name="P6">a is radius of wire in meters (40ga is .00003937m)</text:p>
      <text:p text:style-name="Standard"><text:span text:style-name="T7">µr is relative permeability of the wire material (copper </text:span><text:span text:style-name="T8">wire is </text:span><text:span text:style-name="T4">0.999994)</text:span></text:p>
      <text:p text:style-name="P14">µ0 is permeability of free space, constant of 4π×10^−7</text:p>
      <text:p text:style-name="P6"/>
      <text:p text:style-name="P6">Get as close to 162uH as possible. <text:s/>Note that it is not required to use the 40ga wire included, get creative! <text:s/>The backside of this paper intentionally left blank to be used for calculations :) </text:p>
      <text:p text:style-name="P6"/>
      <text:p text:style-name="P6">If you just want to get this damn thing built, search the internet for “Circular loop inductance calculators” Or go bug someone in the HHV to hel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1" svg:font-family="Cambria"/>
    <style:font-face style:name="Mangal1" svg:font-family="Mangal"/>
    <style:font-face style:name="Cambria2" svg:font-family="Cambria" style:font-family-generic="roman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Breidinger</meta:initial-creator>
    <meta:editing-cycles>8</meta:editing-cycles>
    <meta:creation-date>2013-07-25T19:23:00</meta:creation-date>
    <dc:date>2013-07-31T09:34:48.53</dc:date>
    <meta:editing-duration>PT2H48M40S</meta:editing-duration>
    <meta:generator>OpenOffice.org/3.4.1$Win32 OpenOffice.org_project/341m1$Build-9593</meta:generator>
    <meta:print-date>2013-07-30T16:20:32.89</meta:print-date>
    <meta:document-statistic meta:table-count="1" meta:image-count="2" meta:object-count="0" meta:page-count="1" meta:paragraph-count="54" meta:word-count="560" meta:character-count="318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